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0.524cm"/>
    </style:style>
    <style:style style:name="ro2" style:family="table-row">
      <style:table-row-properties style:row-height="0.94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layer="layout" svg:width="6.242cm" svg:height="3.806cm" svg:x="1.958cm" svg:y="2.994cm">
          <draw:text-box>
            <text:p><text:span text:style-name="T1">Routes</text:span></text:p>
            <text:p>/api/msg/next</text:p>
            <text:p>/api/msg/$id/got</text:p>
            <text:p>/api/msg/$id/done</text:p>
            <text:p>/api/msg/$id/aborted</text:p>
          </draw:text-box>
        </draw:frame>
        <draw:frame draw:style-name="gr1" draw:layer="layout" svg:width="2.72cm" svg:height="0.962cm" svg:x="10.48cm" svg:y="1.438cm">
          <draw:text-box>
            <text:p>SaniBot</text:p>
          </draw:text-box>
        </draw:frame>
        <draw:frame draw:style-name="gr2" draw:layer="layout" svg:width="15.2cm" svg:height="9.2cm" svg:x="12cm" svg:y="2.6cm">
          <draw:text-box>
            <text:p><text:span text:style-name="T1">Messages</text:span></text:p>
            <text:list text:style-name="L2">
              <text:list-item>
                <text:p>Contient une commande</text:p>
              </text:list-item>
            </text:list>
            <text:p><text:span text:style-name="T1">Priorité</text:span></text:p>
            <text:p>Les messages sont délivrés dans l'ordre de leur priorité</text:p>
            <text:p>Un message d'une priorité supérieure au message courant devient le message courant</text:p>
            <text:p><text:span text:style-name="T1">Livraison</text:span></text:p>
            <text:p>La commande msg/next délivre les messages de la pile ordonnée des messages.</text:p>
            <text:p>La pile est ordonnée par : priorité, timestamp</text:p>
            <text:p>Un message est retiré de la pile avec la commande <text:span text:style-name="T1">msg/$id/got</text:span></text:p>
            <text:p/>
          </draw:text-box>
        </draw:frame>
        <draw:frame draw:style-name="gr2" draw:layer="layout" svg:width="11.407cm" svg:height="12.2cm" svg:x="0.6cm" svg:y="7.4cm">
          <draw:text-box>
            <text:p><text:span text:style-name="T1">Priorité </text:span>?</text:p>
            <text:p>Comment interrompre un display ?</text:p>
            <text:p>Un display joue jusqu'à la fin, sauf si …</text:p>
            <text:p/>
            <text:p><text:span text:style-name="T1">Commande suivante ?</text:span></text:p>
            <text:p>Comment être prêt à runner la commande suivante ?</text:p>
            <text:p>Mettre dans une pile.</text:p>
            <text:p>Cette pile doit être mise à jour en permanence.</text:p>
            <text:p/>
            <text:p><text:span text:style-name="T1">Commande différente ?</text:span></text:p>
            <text:p>Qu'est-ce qu'une commande différente ?</text:p>
            <text:p>La question est celle du multi-tâche ...</text:p>
            <text:p/>
          </draw:text-box>
        </draw:frame>
        <draw:frame draw:style-name="gr2" draw:layer="layout" svg:width="15.4cm" svg:height="7.673cm" svg:x="12cm" svg:y="12.4cm">
          <draw:text-box>
            <text:p><text:span text:style-name="T1">Exécution commande</text:span></text:p>
            <text:p>Une commande n'est pas exécuter tant que la commande en cours n'est pas terminée.</text:p>
            <text:p>Sauf si sa <text:span text:style-name="T1">priorité</text:span> &gt; priorité en cours. Alors la commande en cours est arrêté ou mise en pause et la nouvelle commande s'exécute.</text:p>
            <text:p>L’incidence sur la commande en cours est indiquée par l'attribut <text:span text:style-name="T1">concurentAction</text:span> = stop|pause|simult|null 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layer="layout" svg:width="4.092cm" svg:height="3.806cm" svg:x="2.2cm" svg:y="1.483cm">
          <draw:text-box>
            <text:p>Commandes</text:p>
            <text:p/>
            <text:list text:style-name="L1">
              <text:list-item>
                <text:p>Play</text:p>
              </text:list-item>
              <text:list-item>
                <text:p/>
              </text:list-item>
            </text:list>
            <text:p/>
          </draw:text-box>
        </draw:frame>
        <draw:frame draw:style-name="gr1" draw:layer="layout" svg:width="6.496cm" svg:height="11.627cm" svg:x="2.8cm" svg:y="7cm">
          <draw:text-box>
            <text:p><text:span text:style-name="T1">Commande « Play »</text:span></text:p>
            <text:p/>
            <text:p>Vidéo</text:p>
            <text:p/>
            <text:p>IMG</text:p>
            <text:p><text:tab/>duration</text:p>
            <text:p/>
            <text:p>HTML</text:p>
            <text:p><text:tab/>duration</text:p>
            <text:p/>
            <text:p>TTS</text:p>
            <text:p><text:tab/>html</text:p>
            <text:p/>
            <text:p>Audio</text:p>
            <text:p><text:tab/>Html</text:p>
            <text:p/>
          </draw:text-box>
        </draw:frame>
        <draw:frame draw:style-name="standard" draw:layer="layout" svg:width="19.744cm" svg:height="6.803cm" svg:x="11.897cm" svg:y="13.2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>vidéo</text:p>
              </table:table-cell>
              <table:table-cell>
                <text:p>IMG</text:p>
              </table:table-cell>
              <table:table-cell>
                <text:p>HTML</text:p>
              </table:table-cell>
              <table:table-cell>
                <text:p>TTS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>vidéo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IMG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HTML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TTS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Audio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layer="layout" svg:width="2.682cm" svg:height="0.962cm" svg:x="10.4cm" svg:y="1.8cm">
          <draw:text-box>
            <text:p>Android</text:p>
          </draw:text-box>
        </draw:frame>
        <draw:frame draw:style-name="gr1" draw:layer="layout" svg:width="4.553cm" svg:height="2.384cm" svg:x="2.2cm" svg:y="4.4cm">
          <draw:text-box>
            <text:p><text:span text:style-name="T1">Server Puller</text:span></text:p>
            <text:p>IntenetService</text:p>
            <text:p>Service</text:p>
          </draw:text-box>
        </draw:frame>
        <draw:frame draw:style-name="gr1" draw:layer="layout" svg:width="4.219cm" svg:height="3.806cm" svg:x="9.8cm" svg:y="6cm">
          <draw:text-box>
            <text:p><text:span text:style-name="T1">Play</text:span></text:p>
            <text:p>Video</text:p>
            <text:p>HTML</text:p>
            <text:p>Audio+HTML</text:p>
            <text:p>TTS+HTML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4" draw:text-style-name="P2" draw:layer="layout" svg:width="3.2cm" svg:height="3.2cm" svg:x="3cm" svg:y="7.4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8T09:09:18.801351525</meta:creation-date>
    <dc:date>2015-06-11T13:33:13.247273811</dc:date>
    <meta:editing-duration>PT1H34M55S</meta:editing-duration>
    <meta:editing-cycles>13</meta:editing-cycles>
    <meta:generator>LibreOffice/4.2.8.2$Linux_X86_64 LibreOffice_project/420m0$Build-2</meta:generator>
    <meta:document-statistic meta:object-count="41"/>
  </office:meta>
</office:document-meta>
</file>